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VMArgumentSet.addJvmargset( JVMArgument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ArgumentSet.addJvmarg( ConditionalArgumen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